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196cm" fo:min-width="4.66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5.246cm"/>
    </style:style>
    <style:style style:name="gr4" style:family="graphic" style:parent-style-name="standard">
      <style:graphic-properties draw:stroke="none" draw:fill="none" fo:min-height="16.198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style:text-properties fo:font-size="20pt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fo:font-size="20pt" style:font-size-asian="20pt" style:font-size-complex="20pt"/>
    </style:style>
    <style:style style:name="T1" style:family="text">
      <style:text-properties fo:font-size="20pt"/>
    </style:style>
    <style:style style:name="T2" style:family="text">
      <style:text-properties fo:color="#0000ff" style:font-name="Consolas1" fo:font-size="20pt" style:font-name-asian="Consolas1" style:font-size-asian="20pt" style:font-name-complex="Consolas1" style:font-size-complex="20pt"/>
    </style:style>
    <style:style style:name="T3" style:family="text">
      <style:text-properties fo:color="#000000" style:font-name="Consolas1" fo:font-size="20pt" style:font-name-asian="Consolas1" style:font-size-asian="20pt" style:font-name-complex="Consolas1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2b91af" style:font-name="Consolas1" fo:font-size="20pt" style:font-name-asian="Consolas1" style:font-size-asian="20pt" style:font-name-complex="Consolas1" style:font-size-complex="20pt"/>
    </style:style>
    <style:style style:name="T6" style:family="text">
      <style:text-properties style:font-name="Consolas1" fo:font-size="20pt" style:font-name-asian="Consolas1" style:font-size-asian="20pt" style:font-name-complex="Consolas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Reactive Extensions (Rx)</text:p>
            <text:p text:style-name="P1"/>
          </draw:text-box>
        </draw:frame>
        <draw:frame draw:style-name="gr1" draw:layer="layout" svg:width="5.438cm" svg:height="1.673cm" svg:x="21.8cm" svg:y="17.8cm">
          <draw:text-box>
            <text:p><text:author-name text:fixed="false"> </text:author-name>Bartosz Adamiak</text:p>
            <text:p>Alfavox sp. z o.o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dstaw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blioteka mscore.lib zawiera jedynie interfejsy IObserver&lt;T&gt; i IObservable&lt;T&gt; w przestrzeni nazw System</text:p>
              </text:list-item>
              <text:list-item>
                <text:p>Od .NET 4.0</text:p>
              </text:list-item>
              <text:list-item>
                <text:p>Implementacje zostały wydzielone do oddzielnej biblioteki rx-main, przestrzeń nazw System.Reactiv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<text:span text:style-name="T1">W windows phone dostępne w bibliotece podstawowej</text:span></text:p>
              <text:p><text:span text:style-name="T1">W silverlight niedostępne</text:span></text:p>
              <text:p><text:span text:style-name="T1">W wersji desktop <text:s/>i core tylko podstawowe interfejsy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Observable&lt;T&gt;</text:p>
          </draw:text-box>
        </draw:frame>
        <draw:frame draw:style-name="gr3" draw:text-style-name="P4" draw:layer="layout" svg:width="26.54cm" svg:height="15.496cm" svg:x="0.823cm" svg:y="4.104cm">
          <draw:text-box>
            <text:p text:style-name="P3"><text:span text:style-name="T2">namespace</text:span><text:span text:style-name="T3"> System</text:span></text:p>
            <text:p text:style-name="P3"><text:span text:style-name="T4">{</text:span></text:p>
            <text:p text:style-name="P3"><text:span text:style-name="T3"><text:s text:c="4"/></text:span><text:span text:style-name="T2">public</text:span><text:span text:style-name="T3"> </text:span><text:span text:style-name="T2">interface</text:span><text:span text:style-name="T3"> </text:span><text:span text:style-name="T5">IObservable</text:span><text:span text:style-name="T3">&lt;</text:span><text:span text:style-name="T2">out</text:span><text:span text:style-name="T3"> T&gt;</text:span></text:p>
            <text:p text:style-name="P3"><text:span text:style-name="T4"><text:s text:c="8"/></text:span><text:span text:style-name="T4">{</text:span></text:p>
            <text:p text:style-name="P3"><text:span text:style-name="T3"><text:s text:c="8"/></text:span><text:span text:style-name="T5">IDisposable</text:span><text:span text:style-name="T3"> Subscribe(</text:span><text:span text:style-name="T5">IObserver</text:span><text:span text:style-name="T3">&lt;T&gt; observer);</text:span></text:p>
            <text:p text:style-name="P3"><text:span text:style-name="T3"><text:s text:c="4"/></text:span><text:span text:style-name="T3">}</text:span></text:p>
            <text:p text:style-name="P3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>
            <draw:text-box>
              <text:p>Register()</text:p>
              <text:p><text:tab/>Dodaje obserwatora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Observer&lt;T&gt;</text:p>
          </draw:text-box>
        </draw:frame>
        <draw:frame draw:style-name="gr4" draw:text-style-name="P4" draw:layer="layout" svg:width="26.4cm" svg:height="16.448cm" svg:x="0.8cm" svg:y="3.552cm">
          <draw:text-box>
            <text:p text:style-name="P3"><text:span text:style-name="T2">namespace</text:span><text:span text:style-name="T3"> System</text:span></text:p>
            <text:p text:style-name="P3"><text:span text:style-name="T3">{</text:span></text:p>
            <text:p text:style-name="P3"><text:span text:style-name="T6"/></text:p>
            <text:p text:style-name="P3"><text:span text:style-name="T3"><text:s text:c="4"/></text:span><text:span text:style-name="T2">public</text:span><text:span text:style-name="T3"> </text:span><text:span text:style-name="T2">interface</text:span><text:span text:style-name="T3"> </text:span><text:span text:style-name="T5">IObserver</text:span><text:span text:style-name="T3">&lt;</text:span><text:span text:style-name="T2">in</text:span><text:span text:style-name="T3"> T&gt;</text:span></text:p>
            <text:p text:style-name="P3"><text:span text:style-name="T4"><text:s text:c="4"/></text:span><text:span text:style-name="T4">{</text:span></text:p>
            <text:p text:style-name="P3"><text:span text:style-name="T3"><text:s text:c="8"/></text:span><text:span text:style-name="T2">void</text:span><text:span text:style-name="T3"> OnCompleted();</text:span></text:p>
            <text:p text:style-name="P3"><text:span text:style-name="T3"><text:s text:c="8"/></text:span><text:span text:style-name="T2">void</text:span><text:span text:style-name="T3"> OnError(</text:span><text:span text:style-name="T5">Exception</text:span><text:span text:style-name="T3"> error);</text:span></text:p>
            <text:p text:style-name="P3"><text:span text:style-name="T3"><text:s text:c="8"/></text:span><text:span text:style-name="T2">void</text:span><text:span text:style-name="T3"> OnNext(T value);</text:span></text:p>
            <text:p text:style-name="P3"><text:span text:style-name="T3"><text:s text:c="4"/></text:span><text:span text:style-name="T3">}</text:span></text:p>
            <text:p text:style-name="P3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OnNext()<text:line-break/><text:tab/>Wywoływane, gdy w źródle pojawią się nowe dane</text:p>
              <text:p/>
              <text:p>OnError()</text:p>
              <text:p><text:tab/>Wywoływane w przypadku wystąpienia błędu,<text:line-break/>Należy zwrócić uwagę, że OnError powinien być podnoszony w wyniku błędu w przetwarzaniu komunikatu, a nie błędu biblioteki zewnętrznej</text:p>
              <text:p/>
              <text:p>OnCompleted()</text:p>
              <text:p><text:tab/>Wywoływane, gdy źródło nie będzie dłużej wysyłać danych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Źródła zim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wracają ten sam zestaw wartości wszystkim obserwatorom</text:p>
              </text:list-item>
              <text:list-item>
                <text:p>Kończą swoje działanie</text:p>
              </text:list-item>
              <text:list-item>
                <text:p>Przykładowe zastosowania:</text:p>
                <text:list>
                  <text:list-item>
                    <text:p>Odczyt kolejnych wierszy z pliku</text:p>
                  </text:list-item>
                  <text:list-item>
                    <text:p>Przeglądanie historii</text:p>
                  </text:list-item>
                  <text:list-item>
                    <text:p>Odczyt danych z DataRead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4.167cm" svg:x="2.1cm" svg:y="14.107cm" presentation:class="notes" presentation:user-transformed="true">
            <draw:text-box>
              <text:p><text:span text:style-name="T1">Zwracają ten sam....</text:span></text:p>
              <text:p><text:span text:style-name="T1"><text:tab/></text:span><text:span text:style-name="T1">Każdy rejestrujący się observer dostaje dane od początku istnienia źródła</text:span></text:p>
              <text:p><text:span text:style-name="T1"/></text:p>
              <text:p><text:span text:style-name="T1">Kończą swoje działanie...</text:span></text:p>
              <text:p><text:span text:style-name="T1"><text:tab/></text:span><text:span text:style-name="T1">Wysyłają ograniczona liczbę komunikatów, po czym wywołują OnCompleted</text:span></text:p>
              <text:p><text:span text:style-name="T1"/></text:p>
              <text:p><text:span text:style-name="T1">Obsługa błędów</text:span></text:p>
              <text:p><text:span text:style-name="T1"><text:tab/></text:span><text:span text:style-name="T1">Błędy samego wywołania Rx powinny być rzucane wyżej, do obserwatora przekazujemy błędy związane z przetwarzaniem</text:span></text:p>
              <text:p><text:span text:style-name="T1">e.g.: Jeżeli mamy odczyt z pliku, to do obserwatora rzucamy OnError jeżeli poleci n.p. FileNotFoundException, w przypadku błędy Rx nie powinny być łapane.</text:span></text:p>
              <text:p><text:span text:style-name="T1"/></text:p>
              <text:p><text:span text:style-name="T1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Źródła gorą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ziałają jak zdarzenia</text:p>
              </text:list-item>
              <text:list-item>
                <text:p>Są ciągłe</text:p>
              </text:list-item>
              <text:list-item>
                <text:p>Przykład zastosowań:</text:p>
                <text:list>
                  <text:list-item>
                    <text:p>Przetwarzanie danych z czujników</text:p>
                  </text:list-item>
                  <text:list-item>
                    <text:p>Obsługa I/O</text:p>
                  </text:list-item>
                  <text:list-item>
                    <text:p>RSS fe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bject&lt;T&gt;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uje Interfejsy IObservable&lt;T&gt; oraz IObserver&lt;T&gt;</text:p>
              </text:list-item>
              <text:list-item>
                <text:p>Służy jako źródło danych lub jako pośrednik</text:p>
              </text:list-item>
              <text:list-item>
                <text:p>Informuje wyłącznie o bieżących zdarzenia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<text:span text:style-name="T1">Jako pośrednik...</text:span></text:p>
              <text:p><text:span text:style-name="T1"><text:tab/></text:span><text:span text:style-name="T1">Dzięki faktowi, że implementuje obydwa interfejsy, możliwe jest zapisanie się jako observer do innego Observable</text:span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laySubject&lt;T&gt;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lementuje Interfejsy IObservable&lt;T&gt; oraz IObserver&lt;T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1T10:04:24.338000000</meta:creation-date>
    <dc:date>2015-12-08T15:48:27.056000000</dc:date>
    <meta:editing-duration>PT6H15M30S</meta:editing-duration>
    <meta:editing-cycles>8</meta:editing-cycles>
    <meta:generator>LibreOffice/4.2.4.2$Windows_x86 LibreOffice_project/63150712c6d317d27ce2db16eb94c2f3d7b699f8</meta:generator>
    <meta:document-statistic meta:object-count="53"/>
  </office:meta>
</office:document-meta>
</file>